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Purisa" svg:font-family="Purisa" style:font-pitch="variable"/>
    <style:font-face style:name="UnBatang" svg:font-family="UnBatang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Purisa"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élicitations!</text:p>
      <text:p text:style-name="P1"/>
      <text:p text:style-name="P1">La liste récapitulative pour le débiteur %NO_CTB% a bien été imprimée.</text:p>
      <text:p text:style-name="P1"/>
      <text:p text:style-name="P1"/>
      <text:p text:style-name="P1"/>
      <text:p text:style-name="P1"><text:tab/><text:tab/><text:tab/>Votre UniregCTB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Purisa" svg:font-family="Purisa" style:font-pitch="variable"/>
    <style:font-face style:name="UnBatang" svg:font-family="UnBatang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4-24T06:43:17</meta:creation-date>
    <dc:date>2008-04-24T06:50:56</dc:date>
    <meta:editing-cycles>1</meta:editing-cycles>
    <meta:editing-duration>PT7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5" meta:character-count="102"/>
  </office:meta>
</office:document-meta>
</file>